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6965" officeooo:paragraph-rsid="000e6965"/>
    </style:style>
    <style:style style:name="P2" style:family="paragraph" style:parent-style-name="Table_20_Contents">
      <style:text-properties fo:font-weight="bold" officeooo:rsid="000e6965" officeooo:paragraph-rsid="000e6965" style:font-weight-asian="bold" style:font-weight-complex="bold"/>
    </style:style>
    <style:style style:name="P3" style:family="paragraph" style:parent-style-name="Table_20_Contents">
      <style:text-properties fo:language="en" fo:country="US" officeooo:rsid="000e6965" officeooo:paragraph-rsid="000e6965"/>
    </style:style>
    <style:style style:name="P4" style:family="paragraph" style:parent-style-name="Table_20_Contents">
      <style:text-properties fo:language="ru" fo:country="RU" officeooo:rsid="000f2d22" officeooo:paragraph-rsid="000f2d2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0b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">Название</text:p>
          </table:table-cell>
          <table:table-cell table:style-name="Таблица1.A1" office:value-type="string">
            <text:p text:style-name="P2">Описание</text:p>
          </table:table-cell>
          <table:table-cell table:style-name="Таблица1.C1" office:value-type="string">
            <text:p text:style-name="P2">Решение </text:p>
          </table:table-cell>
        </table:table-row>
        <table:table-row>
          <table:table-cell table:style-name="Таблица1.A2" office:value-type="string">
            <text:p text:style-name="P3">U have a<text:span text:style-name="T3">n</text:span> error in your sql syntax</text:p>
          </table:table-cell>
          <table:table-cell table:style-name="Таблица1.A2" office:value-type="string">
            <text:p text:style-name="P4">Ошибка синтаксиса <text:span text:style-name="T1">sql</text:span></text:p>
          </table:table-cell>
          <table:table-cell table:style-name="Таблица1.C2" office:value-type="string">
            <text:p text:style-name="P1">Перед тем как выполнять запрос функции <text:span text:style-name="T1">mysql </text:span><text:span text:style-name="T2">вывести на экран запрос, если не было переменной, то нужно вывести строку. Переменную выводим через </text:span><text:span text:style-name="T1">var dump,. </text:span><text:span text:style-name="T2">Получившуюся на экране строку запроса копируем и выполняем СУБД в во вкладке </text:span><text:span text:style-name="T1">sql</text:span><text:span text:style-name="T2">.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8:16:58.406000000</meta:creation-date>
    <meta:generator>LibreOffice/7.5.1.2$Windows_X86_64 LibreOffice_project/fcbaee479e84c6cd81291587d2ee68cba099e129</meta:generator>
    <dc:date>2024-02-28T14:06:45.428000000</dc:date>
    <meta:editing-duration>PT1H24M17S</meta:editing-duration>
    <meta:editing-cycles>4</meta:editing-cycles>
    <meta:document-statistic meta:table-count="1" meta:image-count="0" meta:object-count="0" meta:page-count="1" meta:paragraph-count="6" meta:word-count="51" meta:character-count="316" meta:non-whitespace-character-count="270"/>
  </office:meta>
</office:document-meta>
</file>